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60000026EA37F9E8C325D0383.png" manifest:media-type="image/png"/>
  <manifest:file-entry manifest:full-path="Pictures/100000000000034C00000323071E1280A9896B7D.png" manifest:media-type="image/png"/>
  <manifest:file-entry manifest:full-path="Pictures/100000000000012C0000012C3C214B68B18C5CFD.png" manifest:media-type="image/png"/>
  <manifest:file-entry manifest:full-path="Pictures/1000000000000239000002B7980D958641E594B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6.438cm, 4.407cm, 3.084cm, 4.572cm)" draw:image-opacity="100%" style:mirror="non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.951cm, 0cm)" draw:image-opacity="100%" style:mirror="non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2.47cm, 0.684cm, 5.006cm, 1.97cm)" draw:image-opacity="100%" style:mirror="non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.604cm, 3.072cm, 3.621cm, 2.659cm)" draw:image-opacity="100%" style:mirror="none"/>
    </style:style>
    <style:style style:name="gr5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00ff"/>
    </style:style>
    <style:style style:name="P4" style:family="paragraph">
      <loext:graphic-properties draw:fill="none" draw:fill-color="#ffffff"/>
      <style:text-properties fo:color="#ff00ff"/>
    </style:style>
    <style:style style:name="P5" style:family="paragraph">
      <style:text-properties fo:color="#ff00cc"/>
    </style:style>
    <style:style style:name="P6" style:family="paragraph">
      <loext:graphic-properties draw:fill="none" draw:fill-color="#ffffff"/>
      <style:text-properties fo:color="#ff00cc"/>
    </style:style>
    <style:style style:name="T1" style:family="text">
      <style:text-properties fo:color="#ff00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cm" svg:height="8.777cm" svg:x="15.3cm" svg:y="10cm">
          <draw:image xlink:href="Pictures/100000000000034C00000323071E1280A9896B7D.png" xlink:type="simple" xlink:show="embed" xlink:actuate="onLoad">
            <text:p/>
          </draw:image>
        </draw:frame>
        <draw:frame draw:style-name="gr2" draw:text-style-name="P1" draw:layer="layout" svg:width="10cm" svg:height="8.799cm" svg:x="15.3cm" svg:y="1.101cm">
          <draw:image xlink:href="Pictures/100000000000012C0000012C3C214B68B18C5CFD.png" xlink:type="simple" xlink:show="embed" xlink:actuate="onLoad">
            <text:p/>
          </draw:image>
        </draw:frame>
        <draw:frame draw:style-name="gr3" draw:text-style-name="P1" draw:layer="layout" svg:width="10cm" svg:height="8.799cm" svg:x="3.8cm" svg:y="1.101cm">
          <draw:image xlink:href="Pictures/1000000000000239000002B7980D958641E594B3.png" xlink:type="simple" xlink:show="embed" xlink:actuate="onLoad">
            <text:p/>
          </draw:image>
        </draw:frame>
        <draw:frame draw:style-name="gr4" draw:text-style-name="P1" draw:layer="layout" svg:width="10cm" svg:height="8.799cm" svg:x="3.8cm" svg:y="10.1cm">
          <draw:image xlink:href="Pictures/10000000000002E60000026EA37F9E8C325D0383.png" xlink:type="simple" xlink:show="embed" xlink:actuate="onLoad">
            <text:p/>
          </draw:image>
        </draw:frame>
        <draw:line draw:style-name="gr5" draw:text-style-name="P2" draw:layer="layout" svg:x1="17.8cm" svg:y1="11.6cm" svg:x2="18.7cm" svg:y2="11.5cm">
          <text:p text:style-name="P1"/>
        </draw:line>
        <draw:frame draw:style-name="gr6" draw:text-style-name="P4" draw:layer="layout" svg:width="2.4cm" svg:height="1cm" svg:x="16.2cm" svg:y="11.1cm">
          <draw:text-box>
            <text:p text:style-name="P3">ref07</text:p>
          </draw:text-box>
        </draw:frame>
        <draw:frame draw:style-name="gr7" draw:text-style-name="P6" draw:layer="layout" svg:width="2.4cm" svg:height="1.1cm" svg:x="17cm" svg:y="11.9cm">
          <draw:text-box>
            <text:p text:style-name="P5"><text:span text:style-name="T1">ref06</text:span></text:p>
          </draw:text-box>
        </draw:frame>
        <draw:line draw:style-name="gr5" draw:text-style-name="P2" draw:layer="layout" svg:x1="18.8cm" svg:y1="12.2cm" svg:x2="19.7cm" svg:y2="12.1cm">
          <text:p/>
        </draw:line>
        <draw:line draw:style-name="gr5" draw:text-style-name="P2" draw:layer="layout" svg:x1="20.2cm" svg:y1="12.6cm" svg:x2="20.9cm" svg:y2="12.1cm">
          <text:p/>
        </draw:line>
        <draw:frame draw:style-name="gr7" draw:text-style-name="P6" draw:layer="layout" svg:width="2.4cm" svg:height="1.1cm" svg:x="19cm" svg:y="12.4cm">
          <draw:text-box>
            <text:p text:style-name="P5"><text:span text:style-name="T1">ref08</text:span></text:p>
          </draw:text-box>
        </draw:frame>
        <draw:line draw:style-name="gr5" draw:text-style-name="P2" draw:layer="layout" svg:x1="18.8cm" svg:y1="16.2cm" svg:x2="19.5cm" svg:y2="15.7cm">
          <text:p/>
        </draw:line>
        <draw:frame draw:style-name="gr7" draw:text-style-name="P6" draw:layer="layout" svg:width="2.4cm" svg:height="1.1cm" svg:x="17.6cm" svg:y="16.1cm">
          <draw:text-box>
            <text:p text:style-name="P5"><text:span text:style-name="T1">ref04</text:span></text:p>
          </draw:text-box>
        </draw:frame>
        <draw:frame draw:style-name="gr7" draw:text-style-name="P6" draw:layer="layout" svg:width="2.4cm" svg:height="1.1cm" svg:x="17.9cm" svg:y="17.1cm">
          <draw:text-box>
            <text:p text:style-name="P5"><text:span text:style-name="T1">ref03</text:span></text:p>
          </draw:text-box>
        </draw:frame>
        <draw:line draw:style-name="gr5" draw:text-style-name="P2" draw:layer="layout" svg:x1="19.3cm" svg:y1="18.001cm" svg:x2="20cm" svg:y2="17.501cm">
          <text:p/>
        </draw:line>
        <draw:line draw:style-name="gr5" draw:text-style-name="P2" draw:layer="layout" svg:x1="21cm" svg:y1="12.601cm" svg:x2="21.7cm" svg:y2="12.101cm">
          <text:p/>
        </draw:line>
        <draw:line draw:style-name="gr5" draw:text-style-name="P2" draw:layer="layout" svg:x1="23.1cm" svg:y1="13.901cm" svg:x2="23.8cm" svg:y2="13.401cm">
          <text:p/>
        </draw:line>
        <draw:line draw:style-name="gr5" draw:text-style-name="P2" draw:layer="layout" svg:x1="18.6cm" svg:y1="10.9cm" svg:x2="19.5cm" svg:y2="10.701cm">
          <text:p/>
        </draw:line>
        <draw:line draw:style-name="gr5" draw:text-style-name="P2" draw:layer="layout" svg:x1="20.3cm" svg:y1="11.1cm" svg:x2="20.9cm" svg:y2="11cm">
          <text:p/>
        </draw:line>
        <draw:frame draw:style-name="gr7" draw:text-style-name="P6" draw:layer="layout" svg:width="2.4cm" svg:height="1.1cm" svg:x="21.4cm" svg:y="13.5cm">
          <draw:text-box>
            <text:p text:style-name="P5"><text:span text:style-name="T1">ref12</text:span></text:p>
          </draw:text-box>
        </draw:frame>
        <draw:frame draw:style-name="gr7" draw:text-style-name="P6" draw:layer="layout" svg:width="2.4cm" svg:height="1.1cm" svg:x="16.7cm" svg:y="10.4cm">
          <draw:text-box>
            <text:p text:style-name="P5"><text:span text:style-name="T1">ref10</text:span></text:p>
          </draw:text-box>
        </draw:frame>
        <draw:frame draw:style-name="gr7" draw:text-style-name="P6" draw:layer="layout" svg:width="2.4cm" svg:height="1.1cm" svg:x="18.7cm" svg:y="10.7cm">
          <draw:text-box>
            <text:p text:style-name="P5"><text:span text:style-name="T1">ref11</text:span></text:p>
          </draw:text-box>
        </draw:frame>
        <draw:frame draw:style-name="gr7" draw:text-style-name="P6" draw:layer="layout" svg:width="2.4cm" svg:height="1.1cm" svg:x="17cm" svg:y="14.3cm">
          <draw:text-box>
            <text:p text:style-name="P5"><text:span text:style-name="T1">ref05</text:span></text:p>
          </draw:text-box>
        </draw:frame>
        <draw:line draw:style-name="gr5" draw:text-style-name="P2" draw:layer="layout" svg:x1="18.7cm" svg:y1="15.001cm" svg:x2="19.4cm" svg:y2="14.5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7T01:55:19.124000000</meta:creation-date>
    <dc:date>2016-10-07T02:15:23.191000000</dc:date>
    <meta:editing-duration>PT9M52S</meta:editing-duration>
    <meta:editing-cycles>1</meta:editing-cycles>
    <meta:document-statistic meta:object-count="23"/>
    <meta:generator>LibreOffice/5.1.5.2$Windows_x86 LibreOffice_project/7a864d8825610a8c07cfc3bc01dd4fce6a9447e5</meta:generator>
  </office:meta>
</office:document-meta>
</file>